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16cm" fo:min-width="1.717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806cm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svg:stroke-color="#000000" draw:marker-start="" draw:marker-end="Arrow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32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3cm" fo:min-width="2.22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2.701cm"/>
    </style:style>
    <style:style style:name="gr12" style:family="graphic" style:parent-style-name="objectwithoutfill">
      <style:graphic-properties svg:stroke-color="#000000" draw:marker-end="Arrow" draw:fill="solid" draw:textarea-vertical-align="middle"/>
    </style:style>
    <style:style style:name="gr13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77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2.55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412cm" fo:min-width="2.72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744cm" fo:min-width="2.50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984cm" fo:min-width="3.61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2.329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90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383cm" fo:min-width="2.432cm"/>
    </style:style>
    <style:style style:name="gr23" style:family="graphic" style:parent-style-name="objectwithoutfill">
      <style:graphic-properties svg:stroke-color="#ff0000" draw:marker-end="Arrow" draw:fill="solid" draw:textarea-vertical-align="middle"/>
    </style:style>
    <style:style style:name="gr24" style:family="graphic" style:parent-style-name="standard">
      <style:graphic-properties draw:stroke="none" draw:fill="none" fo:min-height="0.45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52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82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62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473cm" fo:min-width="0.722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.321cm"/>
    </style:style>
    <style:style style:name="gr30" style:family="graphic" style:parent-style-name="standard">
      <style:graphic-properties draw:stroke="none" draw:fill="none" fo:min-height="1.069cm"/>
    </style:style>
    <style:style style:name="gr31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5" style:family="graphic" style:parent-style-name="objectwithoutfill">
      <style:graphic-properties svg:stroke-color="#729fcf" draw:marker-end="Arrow" draw:marker-end-width="0.3cm" draw:fill="solid" draw:textarea-vertical-align="middle"/>
    </style:style>
    <style:style style:name="gr36" style:family="graphic" style:parent-style-name="standard">
      <style:graphic-properties draw:stroke="none" draw:fill="none" fo:min-height="0.3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7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9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/>
      <style:paragraph-properties fo:text-align="start"/>
      <style:text-properties fo:font-size="8pt" style:font-size-asian="18pt" style:font-size-complex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="none"/>
      <style:text-properties fo:color="#ff0000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style:text-properties fo:color="#729fcf" fo:font-size="9pt" style:font-size-asian="18pt" style:font-size-complex="18pt"/>
    </style:style>
    <style:style style:name="P16" style:family="paragraph">
      <loext:graphic-properties draw:fill="none"/>
      <style:text-properties fo:color="#729fcf" fo:font-size="9pt" style:font-size-asian="18pt" style:font-size-complex="18pt"/>
    </style:style>
    <style:style style:name="T1" style:family="text">
      <style:text-properties fo:font-size="7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0000" fo:font-size="9pt" style:font-size-asian="18pt" style:font-size-complex="18pt"/>
    </style:style>
    <style:style style:name="T7" style:family="text">
      <style:text-properties fo:color="#729fcf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287cm" svg:height="0.736cm" svg:x="20.119cm" svg:y="1.17cm">
          <text:p text:style-name="P1"><text:span text:style-name="T1">Fenêtre princip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1.262cm" svg:y1="0.368cm" svg:x2="21.262cm" svg:y2="1.17cm" draw:start-shape="id1" draw:start-glue-point="8" draw:end-shape="id2" draw:end-glue-point="0" svg:d="M21262 368v802" svg:viewBox="0 0 1 803">
          <text:p/>
        </draw:connector>
        <draw:custom-shape draw:style-name="gr3" draw:text-style-name="P3" xml:id="id1" draw:id="id1" draw:layer="layout" svg:width="0.176cm" svg:height="0.2cm" svg:x="21.174cm" svg:y="0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286cm" svg:height="0.735cm" svg:x="23.168cm" svg:y="2.24cm">
          <text:p text:style-name="P1"><text:span text:style-name="T2">Barre d’outi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8" draw:id="id8" draw:layer="layout" svg:width="3.26cm" svg:height="0.802cm" svg:x="13.4cm" svg:y="1.839cm">
          <text:p text:style-name="P5"><text:span text:style-name="T2">Fermer la fenêtr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1.262cm" svg:y1="0.368cm" svg:x2="21.262cm" svg:y2="1.17cm" svg:d="M21262 368v802" svg:viewBox="0 0 1 803">
          <text:p/>
        </draw:connector>
        <draw:custom-shape draw:style-name="gr3" draw:text-style-name="P3" xml:id="id12" draw:id="id12" draw:layer="layout" svg:width="0.176cm" svg:height="0.201cm" svg:x="11.559cm" svg:y="2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9.268cm" svg:y1="3.175cm" svg:x2="19.767cm" svg:y2="16.726cm" draw:start-shape="id3" draw:start-glue-point="2" draw:end-shape="id4" draw:end-glue-point="3" svg:d="M19268 3175v6592h-3v6959h502" svg:viewBox="0 0 503 13552">
          <text:p/>
        </draw:connector>
        <draw:connector draw:style-name="gr6" draw:text-style-name="P1" draw:layer="layout" svg:x1="22.406cm" svg:y1="1.538cm" svg:x2="24.311cm" svg:y2="2.24cm" draw:start-shape="id2" draw:start-glue-point="1" draw:end-shape="id5" draw:end-glue-point="0" svg:d="M22406 1538h1905v702" svg:viewBox="0 0 1906 703">
          <text:p/>
        </draw:connector>
        <draw:connector draw:style-name="gr6" draw:text-style-name="P1" draw:layer="layout" svg:x1="21.262cm" svg:y1="1.906cm" svg:x2="20.412cm" svg:y2="2.807cm" draw:start-shape="id2" draw:start-glue-point="2" draw:end-shape="id3" draw:end-glue-point="1" svg:d="M21262 1906v901h-850" svg:viewBox="0 0 851 902">
          <text:p/>
        </draw:connector>
        <draw:custom-shape draw:style-name="gr8" draw:text-style-name="P7" xml:id="id4" draw:id="id4" draw:layer="layout" svg:width="2.287cm" svg:height="0.735cm" svg:x="19.767cm" svg:y="16.359cm">
          <text:p text:style-name="P1"><text:span text:style-name="T3">A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2.286cm" svg:height="0.735cm" svg:x="19.826cm" svg:y="14.761cm">
          <text:p text:style-name="P1"><text:span text:style-name="T3">Préfé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9" draw:id="id19" draw:layer="layout" svg:width="3.994cm" svg:height="1.136cm" svg:x="12.3cm" svg:y="16.165cm">
          <text:list text:style-name="L1">
            <text:list-item>
              <text:p text:style-name="P5"><text:span text:style-name="T4">Manuel d’aide...</text:span></text:p>
            </text:list-item>
            <text:list-item>
              <text:p text:style-name="P8"><text:span text:style-name="T4">À propos... 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3.853cm" svg:height="1.808cm" svg:x="12.3cm" svg:y="14.293cm">
          <text:list text:style-name="L1">
            <text:list-item>
              <text:p text:style-name="P5"><text:span text:style-name="T4">Mode sombre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Langues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" draw:id="id3" draw:layer="layout" svg:width="2.287cm" svg:height="0.735cm" svg:x="18.125cm" svg:y="2.44cm">
          <text:p text:style-name="P1"><text:span text:style-name="T2">Barre de 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7" draw:id="id7" draw:layer="layout" svg:width="4.525cm" svg:height="2.1cm" svg:x="23.775cm" svg:y="3.414cm">
          <text:list text:style-name="L1">
            <text:list-item>
              <text:p text:style-name="P5"><text:span text:style-name="T4">Nouveau </text:span></text:p>
              <text:p text:style-name="P5"><text:span text:style-name="T4">tableau aléatoire</text:span></text:p>
            </text:list-item>
            <text:list-item>
              <text:p text:style-name="P8"><text:span text:style-name="T4"><text:s/></text:span><text:span text:style-name="T4">Ouvrir tableau…</text:span></text:p>
            </text:list-item>
            <text:list-item>
              <text:p text:style-name="P8"><text:span text:style-name="T4">Enregistrer</text:span></text:p>
            </text:list-item>
            <text:list-item>
              <text:p text:style-name="P8"><text:span text:style-name="T4">Enregistrer sous…</text:span></text:p>
            </text:list-item>
            <text:list-item>
              <text:p text:style-name="P8"><text:span text:style-name="T4">Export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6" draw:id="id6" draw:layer="layout" svg:width="2.287cm" svg:height="0.735cm" svg:x="19.767cm" svg:y="4.111cm">
          <text:p text:style-name="P1"><text:span text:style-name="T3">Fich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054cm" svg:y1="4.478cm" svg:x2="23.775cm" svg:y2="4.464cm" draw:start-shape="id6" draw:start-glue-point="1" draw:end-shape="id7" draw:end-glue-point="6" svg:d="M22054 4478l1721-14" svg:viewBox="0 0 1722 15">
          <text:p/>
        </draw:connector>
        <draw:connector draw:style-name="gr13" draw:text-style-name="P10" draw:layer="layout" draw:type="line" svg:x1="16.66cm" svg:y1="2.24cm" svg:x2="20.119cm" svg:y2="1.538cm" draw:start-shape="id8" draw:start-glue-point="10" draw:end-shape="id2" draw:end-glue-point="3" svg:d="M16660 2240l3459-702" svg:viewBox="0 0 3460 703">
          <text:p/>
        </draw:connector>
        <draw:connector draw:style-name="gr12" draw:text-style-name="P10" draw:layer="layout" draw:type="line" svg:x1="19.826cm" svg:y1="15.128cm" svg:x2="16.153cm" svg:y2="15.197cm" draw:start-shape="id9" draw:start-glue-point="3" draw:end-shape="id10" draw:end-glue-point="10" svg:d="M19826 15128l-3673 69" svg:viewBox="0 0 3674 70">
          <text:p/>
        </draw:connector>
        <draw:custom-shape draw:style-name="gr14" draw:text-style-name="P9" xml:id="id11" draw:id="id11" draw:layer="layout" svg:width="4.629cm" svg:height="1.136cm" svg:x="12.5cm" svg:y="3.911cm">
          <text:list text:style-name="L1">
            <text:list-item>
              <text:p text:style-name="P5"><text:span text:style-name="T4">Aperçu avant</text:span></text:p>
              <text:p text:style-name="P5"><text:span text:style-name="T4">d’impression...</text:span></text:p>
            </text:list-item>
            <text:list-item>
              <text:p text:style-name="P8"><text:span text:style-name="T4">Imprim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4.478cm" svg:x2="17.129cm" svg:y2="4.479cm" draw:start-shape="id6" draw:start-glue-point="3" draw:end-shape="id11" draw:end-glue-point="10" svg:d="M19767 4478l-2638 1" svg:viewBox="0 0 2639 2">
          <text:p/>
        </draw:connector>
        <draw:connector draw:style-name="gr13" draw:text-style-name="P10" draw:layer="layout" draw:type="line" svg:x1="11.735cm" svg:y1="2.207cm" svg:x2="13.4cm" svg:y2="2.24cm" draw:start-shape="id12" draw:start-glue-point="10" draw:end-shape="id8" draw:end-glue-point="6" svg:d="M11735 2207l1665 33" svg:viewBox="0 0 1666 34">
          <text:p/>
        </draw:connector>
        <draw:connector draw:style-name="gr13" draw:text-style-name="P10" draw:layer="layout" draw:type="line" svg:x1="17.422cm" svg:y1="12.68cm" svg:x2="19.826cm" svg:y2="12.655cm" draw:start-shape="id13" draw:start-glue-point="10" draw:end-shape="id14" draw:end-glue-point="3" svg:d="M17422 12680l2404-25" svg:viewBox="0 0 2405 26">
          <text:p/>
        </draw:connector>
        <draw:custom-shape draw:style-name="gr4" draw:text-style-name="P7" xml:id="id17" draw:id="id17" draw:layer="layout" svg:width="2.286cm" svg:height="0.735cm" svg:x="19.826cm" svg:y="6.583cm">
          <text:p text:style-name="P1"><text:span text:style-name="T3">É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5" draw:id="id15" draw:layer="layout" svg:width="4.318cm" svg:height="1.671cm" svg:x="23.627cm" svg:y="6.142cm">
          <text:list text:style-name="L1">
            <text:list-item>
              <text:p text:style-name="P5"><text:span text:style-name="T4">Annuler</text:span></text:p>
            </text:list-item>
            <text:list-item>
              <text:p text:style-name="P8"><text:span text:style-name="T4">Restaurer</text:span></text:p>
            </text:list-item>
            <text:list-item>
              <text:p text:style-name="P8"><text:span text:style-name="T4">Fusionner</text:span></text:p>
            </text:list-item>
            <text:list-item>
              <text:p text:style-name="P8"><text:span text:style-name="T4">Changer la couleur</text:span></text:p>
              <text:p text:style-name="P8"><text:span text:style-name="T4">d’un nœud…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3.168cm" svg:y1="2.607cm" svg:x2="23.627cm" svg:y2="6.978cm" draw:start-shape="id5" draw:end-shape="id15" draw:end-glue-point="6" svg:d="M23168 2607h-501v4371h960" svg:viewBox="0 0 961 4372">
          <text:p/>
        </draw:connector>
        <draw:connector draw:style-name="gr13" draw:text-style-name="P10" draw:layer="layout" draw:type="line" svg:x1="16.953cm" svg:y1="6.884cm" svg:x2="19.826cm" svg:y2="6.95cm" draw:start-shape="id16" draw:start-glue-point="10" draw:end-shape="id17" draw:end-glue-point="3" svg:d="M16953 6884l2873 66" svg:viewBox="0 0 2874 67">
          <text:p/>
        </draw:connector>
        <draw:connector draw:style-name="gr6" draw:text-style-name="P1" draw:layer="layout" svg:x1="19.268cm" svg:y1="3.175cm" svg:x2="19.767cm" svg:y2="4.478cm" draw:start-shape="id3" draw:start-glue-point="2" draw:end-shape="id6" draw:end-glue-point="3" svg:d="M19268 3175v1303h499" svg:viewBox="0 0 500 1304">
          <text:p/>
        </draw:connector>
        <draw:connector draw:style-name="gr6" draw:text-style-name="P1" draw:layer="layout" svg:x1="19.268cm" svg:y1="3.175cm" svg:x2="19.826cm" svg:y2="6.95cm" draw:start-shape="id3" draw:start-glue-point="2" draw:end-shape="id17" draw:end-glue-point="3" svg:d="M19268 3175v3775h558" svg:viewBox="0 0 559 3776">
          <text:p/>
        </draw:connector>
        <draw:custom-shape draw:style-name="gr4" draw:text-style-name="P7" xml:id="id14" draw:id="id14" draw:layer="layout" svg:width="2.286cm" svg:height="0.735cm" svg:x="19.826cm" svg:y="12.288cm">
          <text:p text:style-name="P1"><text:span text:style-name="T3">Affich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112cm" svg:y1="6.95cm" svg:x2="23.627cm" svg:y2="6.978cm" draw:start-shape="id17" draw:start-glue-point="1" draw:end-shape="id15" draw:end-glue-point="6" svg:d="M22112 6950l1515 28" svg:viewBox="0 0 1516 29">
          <text:p/>
        </draw:connector>
        <draw:custom-shape draw:style-name="gr16" draw:text-style-name="P9" xml:id="id16" draw:id="id16" draw:layer="layout" svg:width="4.553cm" svg:height="0.936cm" svg:x="12.4cm" svg:y="6.416cm">
          <text:list text:style-name="L1">
            <text:list-item>
              <text:p text:style-name="P5"><text:span text:style-name="T4">Tout sélectionner</text:span></text:p>
            </text:list-item>
            <text:list-item>
              <text:p text:style-name="P8"><text:span text:style-name="T4">Copie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9.268cm" svg:y1="3.175cm" svg:x2="19.826cm" svg:y2="12.655cm" draw:start-shape="id3" draw:start-glue-point="2" draw:end-shape="id14" draw:end-glue-point="3" svg:d="M19268 3175v9480h558" svg:viewBox="0 0 559 9481">
          <text:p/>
        </draw:connector>
        <draw:custom-shape draw:style-name="gr17" draw:text-style-name="P9" xml:id="id18" draw:id="id18" draw:layer="layout" svg:width="4.249cm" svg:height="1.404cm" svg:x="23.651cm" svg:y="11.954cm">
          <text:list text:style-name="L1">
            <text:list-item>
              <text:p text:style-name="P5"><text:span text:style-name="T4">Zoom avant</text:span></text:p>
            </text:list-item>
            <text:list-item>
              <text:p text:style-name="P8"><text:span text:style-name="T4">Zoom arrière</text:span></text:p>
            </text:list-item>
            <text:list-item>
              <text:p text:style-name="P8"><text:span text:style-name="T4">Image taille réelle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2.112cm" svg:y1="12.655cm" svg:x2="23.651cm" svg:y2="12.656cm" draw:start-shape="id14" draw:start-glue-point="1" draw:end-shape="id18" draw:end-glue-point="6" svg:d="M22112 12655l1539 1" svg:viewBox="0 0 1540 2">
          <text:p/>
        </draw:connector>
        <draw:connector draw:style-name="gr6" draw:text-style-name="P1" draw:layer="layout" svg:x1="23.168cm" svg:y1="2.607cm" svg:x2="23.651cm" svg:y2="12.656cm" draw:start-shape="id5" draw:start-glue-point="3" draw:end-shape="id18" draw:end-glue-point="6" svg:d="M23168 2607h-501v10049h984" svg:viewBox="0 0 985 10050">
          <text:p/>
        </draw:connector>
        <draw:custom-shape draw:style-name="gr18" draw:text-style-name="P9" xml:id="id13" draw:id="id13" draw:layer="layout" svg:width="5.822cm" svg:height="3.158cm" svg:x="11.6cm" svg:y="11.101cm">
          <text:list text:style-name="L1">
            <text:list-item>
              <text:p text:style-name="P5"><text:span text:style-name="T4">Plein écran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Afficher la barre de statut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  <text:list-item>
              <text:p text:style-name="P8"><text:span text:style-name="T4">Afficher la barre d’outil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16.726cm" svg:x2="16.294cm" svg:y2="16.733cm" draw:start-shape="id4" draw:start-glue-point="3" draw:end-shape="id19" draw:end-glue-point="10" svg:d="M19767 16726l-3473 7" svg:viewBox="0 0 3474 8">
          <text:p/>
        </draw:connector>
        <draw:connector draw:style-name="gr7" draw:text-style-name="P1" draw:layer="layout" svg:x1="19.268cm" svg:y1="3.175cm" svg:x2="19.826cm" svg:y2="15.128cm" draw:start-shape="id3" draw:start-glue-point="2" draw:end-shape="id9" draw:end-glue-point="3" svg:d="M19268 3175v11953h558" svg:viewBox="0 0 559 11954">
          <text:p/>
        </draw:connector>
        <draw:custom-shape draw:style-name="gr19" draw:text-style-name="P6" xml:id="id20" draw:id="id20" draw:layer="layout" svg:width="4.001cm" svg:height="0.802cm" svg:x="12.6cm" svg:y="0.97cm">
          <text:p text:style-name="P5"><text:span text:style-name="T2">Réduire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21" draw:id="id21" draw:layer="layout" svg:width="3.401cm" svg:height="0.802cm" svg:x="13.2cm" svg:y="0.101cm">
          <text:p text:style-name="P5"><text:span text:style-name="T2">Agrandir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16.601cm" svg:y1="1.371cm" svg:x2="20.12cm" svg:y2="1.553cm" draw:start-shape="id20" draw:start-glue-point="10" svg:d="M16601 1371l3519 182" svg:viewBox="0 0 3520 183">
          <text:p/>
        </draw:connector>
        <draw:connector draw:style-name="gr13" draw:text-style-name="P10" draw:layer="layout" draw:type="line" svg:x1="16.601cm" svg:y1="0.502cm" svg:x2="20.12cm" svg:y2="1.525cm" draw:start-shape="id21" draw:start-glue-point="10" svg:d="M16601 502l3519 1023" svg:viewBox="0 0 3520 1024">
          <text:p/>
        </draw:connector>
        <draw:connector draw:style-name="gr6" draw:text-style-name="P1" draw:layer="layout" draw:line-skew="0.055cm" svg:x1="23.168cm" svg:y1="2.607cm" svg:x2="23.775cm" svg:y2="4.464cm" draw:start-shape="id5" draw:start-glue-point="3" draw:end-shape="id7" draw:end-glue-point="6" svg:d="M23168 2607h-446v1857h1053" svg:viewBox="0 0 1054 1858">
          <text:p/>
        </draw:connector>
        <draw:custom-shape draw:style-name="gr21" draw:text-style-name="P6" draw:layer="layout" svg:width="0.293cm" svg:height="0.334cm" svg:x="11.5cm" svg:y="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22" draw:id="id22" draw:layer="layout" svg:width="3cm" svg:height="0.701cm" svg:x="36.527cm" svg:y="1.513cm">
          <text:p text:style-name="P1"><text:span text:style-name="T5">Boite de dialogue </text:span></text:p>
          <text:p text:style-name="P1"><text:span text:style-name="T5">‘</text:span><text:span text:style-name="T5">Ouvrir un fichi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svg:x1="28.3cm" svg:y1="4.464cm" svg:x2="36.527cm" svg:y2="1.863cm" draw:start-shape="id7" draw:start-glue-point="10" draw:end-shape="id22" draw:end-glue-point="3" svg:d="M28300 4464h4113v-2601h4114" svg:viewBox="0 0 8228 2602">
          <text:p/>
        </draw:connector>
        <draw:frame draw:style-name="gr24" draw:text-style-name="P12" draw:layer="layout" svg:width="2.7cm" svg:height="0.963cm" svg:x="32.227cm" svg:y="0.813cm">
          <draw:text-box>
            <text:p><text:span text:style-name="T6"><text:s/></text:span></text:p>
            <text:p><text:span text:style-name="T6">tableauOuvrir()</text:span></text:p>
          </draw:text-box>
        </draw:frame>
        <draw:custom-shape draw:style-name="gr25" draw:text-style-name="P11" xml:id="id23" draw:id="id23" draw:layer="layout" svg:width="3.1cm" svg:height="0.8cm" svg:x="36.127cm" svg:y="3.614cm">
          <text:p text:style-name="P1"><text:span text:style-name="T5">Boite de dialogue </text:span></text:p>
          <text:p text:style-name="P1"><text:span text:style-name="T5">‘</text:span><text:span text:style-name="T5">Enregistrer sous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svg:x1="28.3cm" svg:y1="4.464cm" svg:x2="36.127cm" svg:y2="4.014cm" draw:start-shape="id7" draw:start-glue-point="10" draw:end-shape="id23" draw:end-glue-point="3" svg:d="M28300 4464h3913v-450h3914" svg:viewBox="0 0 7828 451">
          <text:p/>
        </draw:connector>
        <draw:connector draw:style-name="gr12" draw:text-style-name="P10" draw:layer="layout" draw:type="line" svg:x1="39.527cm" svg:y1="1.863cm" svg:x2="41.227cm" svg:y2="1.114cm" draw:start-shape="id22" draw:start-glue-point="1" draw:end-shape="id24" draw:end-glue-point="3" svg:d="M39527 1863l1700-749" svg:viewBox="0 0 1701 750">
          <text:p/>
        </draw:connector>
        <draw:connector draw:style-name="gr12" draw:text-style-name="P10" draw:layer="layout" draw:type="line" svg:x1="39.527cm" svg:y1="1.863cm" svg:x2="41.227cm" svg:y2="2.714cm" draw:start-shape="id22" draw:start-glue-point="1" draw:end-shape="id25" draw:end-glue-point="3" svg:d="M39527 1863l1700 851" svg:viewBox="0 0 1701 852">
          <text:p/>
        </draw:connector>
        <draw:custom-shape draw:style-name="gr26" draw:text-style-name="P11" xml:id="id25" draw:id="id25" draw:layer="layout" svg:width="1.4cm" svg:height="0.8cm" svg:x="41.227cm" svg:y="2.314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24" draw:id="id24" draw:layer="layout" svg:width="1.2cm" svg:height="0.8cm" svg:x="41.227cm" svg:y="0.714cm">
          <text:p text:style-name="P1"><text:span text:style-name="T5">Ouvr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39.227cm" svg:y1="4.014cm" svg:x2="43.627cm" svg:y2="3.513cm" draw:start-shape="id23" draw:start-glue-point="1" draw:end-shape="id26" draw:end-glue-point="3" svg:d="M39227 4014l4400-501" svg:viewBox="0 0 4401 502">
          <text:p/>
        </draw:connector>
        <draw:connector draw:style-name="gr12" draw:text-style-name="P10" draw:layer="layout" draw:type="line" svg:x1="39.227cm" svg:y1="4.014cm" svg:x2="44.027cm" svg:y2="5.112cm" draw:start-shape="id23" draw:start-glue-point="1" draw:end-shape="id27" draw:end-glue-point="3" svg:d="M39227 4014l4800 1098" svg:viewBox="0 0 4801 1099">
          <text:p/>
        </draw:connector>
        <draw:custom-shape draw:style-name="gr28" draw:text-style-name="P11" xml:id="id27" draw:id="id27" draw:layer="layout" svg:width="1.3cm" svg:height="0.801cm" svg:x="44.027cm" svg:y="4.712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26" draw:id="id26" draw:layer="layout" svg:width="1.899cm" svg:height="0.8cm" svg:x="43.627cm" svg:y="3.113cm">
          <text:p text:style-name="P1"><text:span text:style-name="T5">Enregistr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3" draw:layer="layout" svg:width="4.325cm" svg:height="1.319cm" svg:x="32.227cm" svg:y="3.994cm">
          <draw:text-box>
            <text:p><text:span text:style-name="T6"/></text:p>
            <text:p><text:span text:style-name="T6"><text:s/></text:span><text:span text:style-name="T6">enregistrerSous()</text:span></text:p>
          </draw:text-box>
        </draw:frame>
        <draw:connector draw:style-name="gr31" draw:text-style-name="P14" draw:layer="layout" svg:x1="28.3cm" svg:y1="4.464cm" svg:x2="22.406cm" svg:y2="1.538cm" draw:start-shape="id7" draw:start-glue-point="10" draw:end-shape="id2" draw:end-glue-point="1" svg:d="M28300 4464h500v-2926h-6394" svg:viewBox="0 0 6395 2927">
          <text:p/>
        </draw:connector>
        <draw:frame draw:style-name="gr32" draw:text-style-name="P13" draw:layer="layout" svg:width="8.7cm" svg:height="0.963cm" svg:x="22.627cm" svg:y="1.013cm">
          <draw:text-box>
            <text:p><text:span text:style-name="T6"><text:s/></text:span><text:span text:style-name="T6">Sauvegarder() &amp; tableauAleatoire() &amp; Exporter()</text:span></text:p>
          </draw:text-box>
        </draw:frame>
        <draw:connector draw:style-name="gr33" draw:text-style-name="P10" draw:layer="layout" draw:line-skew="0.4cm" svg:x1="41.827cm" svg:y1="0.714cm" svg:x2="21.262cm" svg:y2="1.17cm" draw:start-shape="id24" draw:start-glue-point="0" draw:end-shape="id2" svg:d="M41827 714v-101h-20565v557" svg:viewBox="0 0 20566 558">
          <text:p/>
        </draw:connector>
        <draw:frame draw:style-name="gr32" draw:text-style-name="P16" draw:layer="layout" svg:width="5.503cm" svg:height="0.963cm" svg:x="30.727cm" svg:y="0.05cm">
          <draw:text-box>
            <text:p text:style-name="P15"><text:span text:style-name="T7">Retour attendu : Chemin du fichier <text:s/></text:span></text:p>
          </draw:text-box>
        </draw:frame>
        <draw:custom-shape draw:style-name="gr22" draw:text-style-name="P11" xml:id="id28" draw:id="id28" draw:layer="layout" svg:width="3cm" svg:height="0.701cm" svg:x="4.827cm" svg:y="2.912cm">
          <text:p text:style-name="P1"><text:span text:style-name="T5">Boite de dialogue </text:span></text:p>
          <text:p text:style-name="P1"><text:span text:style-name="T5">‘</text:span><text:span text:style-name="T5">Aperçu du graphe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9" draw:id="id29" draw:layer="layout" svg:width="3cm" svg:height="0.701cm" svg:x="4.827cm" svg:y="5.212cm">
          <text:p text:style-name="P1"><text:span text:style-name="T5">Boite de Dialogue </text:span></text:p>
          <text:p text:style-name="P1"><text:span text:style-name="T5">‘</text:span><text:span text:style-name="T5">Imprim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4" draw:layer="layout" svg:x1="12.5cm" svg:y1="4.479cm" svg:x2="7.827cm" svg:y2="3.262cm" draw:start-shape="id11" draw:start-glue-point="6" draw:end-shape="id28" draw:end-glue-point="1" svg:d="M12500 4479h-2337v-1217h-2336" svg:viewBox="0 0 4674 1218">
          <text:p/>
        </draw:connector>
        <draw:connector draw:style-name="gr31" draw:text-style-name="P14" draw:layer="layout" svg:x1="12.5cm" svg:y1="4.479cm" svg:x2="7.827cm" svg:y2="5.562cm" draw:start-shape="id11" draw:start-glue-point="6" draw:end-shape="id29" draw:end-glue-point="1" svg:d="M12500 4479h-2337v1083h-2336" svg:viewBox="0 0 4674 1084">
          <text:p/>
        </draw:connector>
        <draw:connector draw:style-name="gr34" draw:text-style-name="P10" draw:layer="layout" draw:type="line" svg:x1="4.827cm" svg:y1="5.562cm" svg:x2="2.14cm" svg:y2="5.581cm" draw:start-shape="id29" draw:start-glue-point="3" svg:d="M4827 5562l-2687 19" svg:viewBox="0 0 2688 20">
          <text:p/>
        </draw:connector>
        <draw:frame draw:style-name="gr24" draw:text-style-name="P12" draw:layer="layout" svg:width="2.7cm" svg:height="0.963cm" svg:x="8.227cm" svg:y="2.35cm">
          <draw:text-box>
            <text:p><text:span text:style-name="T6"><text:s/></text:span></text:p>
            <text:p><text:span text:style-name="T6">Apercu()</text:span></text:p>
          </draw:text-box>
        </draw:frame>
        <draw:frame draw:style-name="gr24" draw:text-style-name="P12" draw:layer="layout" svg:width="2.7cm" svg:height="0.963cm" svg:x="8.127cm" svg:y="5.25cm">
          <draw:text-box>
            <text:p><text:span text:style-name="T6"><text:s/></text:span></text:p>
            <text:p><text:span text:style-name="T6">Imprimer()</text:span></text:p>
          </draw:text-box>
        </draw:frame>
        <draw:frame draw:style-name="gr24" draw:text-style-name="P12" draw:layer="layout" svg:width="2.7cm" svg:height="1.319cm" svg:x="2.627cm" svg:y="5.194cm">
          <draw:text-box>
            <text:p><text:span text:style-name="T6"><text:s/></text:span></text:p>
            <text:p><text:span text:style-name="T6">Vers l’imprimante</text:span></text:p>
          </draw:text-box>
        </draw:frame>
        <draw:connector draw:style-name="gr35" draw:text-style-name="P10" draw:layer="layout" draw:type="line" svg:x1="42.627cm" svg:y1="2.714cm" svg:x2="46.11cm" svg:y2="2.694cm" draw:start-shape="id25" draw:start-glue-point="1" svg:d="M42627 2714l3483-20" svg:viewBox="0 0 3484 21">
          <text:p/>
        </draw:connector>
        <draw:frame draw:style-name="gr36" draw:text-style-name="P13" draw:layer="layout" svg:width="1.744cm" svg:height="0.608cm" svg:x="43.027cm" svg:y="2.105cm">
          <draw:text-box>
            <text:p><text:span text:style-name="T7">return 0</text:span></text:p>
          </draw:text-box>
        </draw:frame>
        <draw:connector draw:style-name="gr35" draw:text-style-name="P10" draw:layer="layout" draw:type="line" svg:x1="45.327cm" svg:y1="5.112cm" svg:x2="47.529cm" svg:y2="5.076cm" draw:start-shape="id27" draw:start-glue-point="1" svg:d="M45327 5112l2202-36" svg:viewBox="0 0 2203 37">
          <text:p/>
        </draw:connector>
        <draw:frame draw:style-name="gr36" draw:text-style-name="P13" draw:layer="layout" svg:width="1.744cm" svg:height="0.608cm" svg:x="45.327cm" svg:y="4.513cm">
          <draw:text-box>
            <text:p><text:span text:style-name="T7">return 0</text:span></text:p>
          </draw:text-box>
        </draw:frame>
        <draw:connector draw:style-name="gr35" draw:text-style-name="P10" draw:layer="layout" draw:type="line" svg:x1="45.526cm" svg:y1="3.513cm" svg:x2="52.628cm" svg:y2="3.488cm" draw:start-shape="id26" draw:start-glue-point="1" svg:d="M45526 3513l7102-25" svg:viewBox="0 0 7103 26">
          <text:p/>
        </draw:connector>
        <draw:frame draw:style-name="gr30" draw:text-style-name="P13" draw:layer="layout" svg:width="6cm" svg:height="1.319cm" svg:x="45.927cm" svg:y="2.894cm">
          <draw:text-box>
            <text:p><text:span text:style-name="T7">Tableau et graphe sont transformé en </text:span></text:p>
            <text:p><text:span text:style-name="T7"/></text:p>
            <text:p><text:span text:style-name="T7">fichier de sauvegarde .gret</text:span></text:p>
          </draw:text-box>
        </draw:frame>
        <draw:custom-shape draw:style-name="gr25" draw:text-style-name="P11" draw:layer="layout" svg:width="3.1cm" svg:height="0.8cm" svg:x="36.027cm" svg:y="6.113cm">
          <text:p text:style-name="P1"><text:span text:style-name="T5">Boite de dialogue </text:span></text:p>
          <text:p text:style-name="P1"><text:span text:style-name="T5">‘</text:span><text:span text:style-name="T5">Choisir une couleu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4" draw:layer="layout" draw:line-skew="1.299cm" svg:x1="27.945cm" svg:y1="6.978cm" svg:x2="22.406cm" svg:y2="1.538cm" draw:start-shape="id15" draw:start-glue-point="10" draw:end-shape="id2" draw:end-glue-point="1" svg:d="M27945 6978h1800v-5440h-7339" svg:viewBox="0 0 7340 5441">
          <text:p/>
        </draw:connector>
        <draw:frame draw:style-name="gr24" draw:text-style-name="P12" draw:layer="layout" svg:width="2.7cm" svg:height="1.319cm" svg:x="27.827cm" svg:y="5.713cm">
          <draw:text-box>
            <text:p><text:span text:style-name="T6">Annuler()</text:span></text:p>
            <text:p><text:span text:style-name="T6">Restaurer()</text:span></text:p>
            <text:p><text:span text:style-name="T6">Fusionner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3cm" fo:margin-bottom="0cm" fo:margin-left="0.027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4:52:53.030006259</meta:creation-date>
    <dc:date>2020-02-12T18:56:07.548336644</dc:date>
    <meta:editing-duration>PT2H28M3S</meta:editing-duration>
    <meta:editing-cycles>21</meta:editing-cycles>
    <meta:generator>LibreOffice/6.2.8.2$Linux_X86_64 LibreOffice_project/20$Build-2</meta:generator>
    <meta:document-statistic meta:object-count="81"/>
  </office:meta>
</office:document-meta>
</file>